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Thin" svg:font-family="'Noto Sans CJK SC Thi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28MB,1S,.xxx</text:p>
      <text:p text:style-name="P2"><text:bookmark text:name="OLE_LINK5"/><text:bookmark text:name="OLE_LINK1"/>加油</text:p>
      <text:p text:style-name="P9"><text:bookmark text:name="_GoBack"/>问题描述</text:p>
      <text:p text:style-name="P6">开车从0到L，1距离消耗1单位石油，有一些地方有加油站，有价格Ci和储量上限Ri，车的油箱有容量R，特别得，R=-1表示无限容量。求（1）不考虑加油次数，最少花多少钱（2）不考虑加油花钱，最少加几次油。</text:p>
      <text:p text:style-name="P7"><text:bookmark text:name="OLE_LINK2"/></text:p>
      <text:p text:style-name="P9">输入描述</text:p>
      <text:p text:style-name="P6"/>
      <text:p text:style-name="P7"><text:bookmark text:name="OLE_LINK4"/></text:p>
      <text:p text:style-name="P6"/>
      <text:p text:style-name="P9">输出描述</text:p>
      <text:p text:style-name="P6"/>
      <text:p text:style-name="P7"><text:bookmark text:name="OLE_LINK6"/></text:p>
      <text:p text:style-name="P9">样例输入</text:p>
      <text:p text:style-name="P4"/>
      <text:p text:style-name="P5"/>
      <text:p text:style-name="P5"/>
      <text:p text:style-name="P9">样例输出</text:p>
      <text:p text:style-name="P3"/>
      <text:p text:style-name="P3"/>
      <text:p text:style-name="P1"><text:bookmark text:name="OLE_LINK9"/><text:soft-page-break/></text:p>
      <text:p text:style-name="P9">数据范围及提示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Thin" svg:font-family="'Noto Sans CJK SC Thi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fals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Noto Sans CJK SC Thin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name-asian="Noto Sans CJK SC Thin" style:font-size-asian="10.5pt" style:language-asian="zh" style:country-asian="CN" style:font-name-complex="宋体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Noto Sans CJK SC Regular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default-outline-level="" style:class="list">
      <style:text-properties style:font-name-complex="Noto Sans CJK SC Regular"/>
    </style:style>
    <style:style style:name="Caption" style:family="paragraph" style:parent-style-name="Standard" style:default-outline-level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CJK SC Regular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letter-kerning="false" style:font-size-asian="10pt" style:language-asian="zh" style:country-asian="CN" style:font-name-complex="Courier New1" style:font-size-complex="10pt" style:language-complex="ar" style:country-complex="SA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9T12:08:00</meta:creation-date>
    <meta:initial-creator>admin</meta:initial-creator>
    <dc:language>zh-CN</dc:language>
    <dc:date>2020-05-20T21:50:55</dc:date>
    <meta:editing-cycles>4</meta:editing-cycles>
    <meta:editing-duration>PT31M23S</meta:editing-duration>
    <meta:generator>OpenOffice/4.1.7$Unix OpenOffice.org_project/417m1$Build-9800</meta:generator>
    <meta:document-statistic meta:table-count="0" meta:image-count="0" meta:object-count="0" meta:page-count="2" meta:paragraph-count="9" meta:word-count="126" meta:character-count="143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